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paragraph-properties fo:margin-top="0in" fo:margin-bottom="0.1965in"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0">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Vendor Blob Extraction</text:h>
      <text:p text:style-name="Standard"/>
      <text:p text:style-name="Standard"/>
      <text:p text:style-name="Standard"><text:a xlink:type="simple" xlink:href="https://baalajimaestro.me/posts/extract-vendor/" text:style-name="Internet_20_link" text:visited-style-name="Visited_20_Internet_20_Link">https://baalajimaestro.me/posts/extract-vendor/</text:a> </text:p>
      <text:p text:style-name="Standard"/>
      <text:p text:style-name="Standard"/>
      <text:p text:style-name="Standard">·2 mins· </text:p>
      <text:p text:style-name="P2"><text:span text:style-name="Strong_20_Emphasis">Warning!</text:span> This article is deprecated, please use <text:a xlink:type="simple" xlink:href="https://baalajimaestro.me/posts/extract-vendor-2/" text:style-name="Internet_20_link" text:visited-style-name="Visited_20_Internet_20_Link">this link</text:a></text:p>
      <text:h text:style-name="Heading_20_2" text:outline-level="2"><text:bookmark text:name="how-to-extract-vendor-blobs-from-stock-rom"/>How to extract vendor blobs from stock rom? <text:a xlink:type="simple" xlink:href="https://baalajimaestro.me/posts/extract-vendor/#how-to-extract-vendor-blobs-from-stock-rom" text:style-name="Internet_20_link" text:visited-style-name="Visited_20_Internet_20_Link">#</text:a></text:h>
      <text:p text:style-name="Text_20_body">I got asked this question a lot, so I’ll post it here. Its gonna just be steps on how to do it.</text:p>
      <text:p text:style-name="Text_20_body">⚠️ Note that you need a fully synced rom source for this.</text:p>
      <text:list xml:id="list2599013752" text:style-name="L1">
        <text:list-item>
          <text:p text:style-name="P3">Place the Device Tree with the extract-files.sh inside.</text:p>
        </text:list-item>
        <text:list-item>
          <text:p text:style-name="P3">If your device tree doesn’t have an extract-files script, get it from github, its almost on every tree.</text:p>
        </text:list-item>
        <text:list-item>
          <text:p text:style-name="P3">Grab the stock rom for your device, MIUI/OOS or OneUI whatever.</text:p>
        </text:list-item>
        <text:list-item>
          <text:p text:style-name="P3">Create a new folder named dump and extract it there.</text:p>
        </text:list-item>
        <text:list-item>
          <text:p text:style-name="P3">Now see if it has a payload.bin or system.dat.br and vendor.dat.br</text:p>
        </text:list-item>
      </text:list>
      <text:h text:style-name="Heading_20_3" text:outline-level="3"><text:bookmark text:name="if-it-has-a-payloadbin-then-your-device-is-ab-and-the-job-is-actually-very-easy"/>If it has a payload.bin, then, your device is A/B, and the job is actually very easy, <text:a xlink:type="simple" xlink:href="https://baalajimaestro.me/posts/extract-vendor/#if-it-has-a-payloadbin-then-your-device-is-ab-and-the-job-is-actually-very-easy" text:style-name="Internet_20_link" text:visited-style-name="Visited_20_Internet_20_Link">#</text:a></text:h>
      <text:list xml:id="list1675391745" text:style-name="L2">
        <text:list-item>
          <text:p text:style-name="P5">Use <text:a xlink:type="simple" xlink:href="https://forum.xda-developers.com/attachment.php?attachmentid=4760222" text:style-name="Internet_20_link" text:visited-style-name="Visited_20_Internet_20_Link">this tool</text:a> and run the python file in it.</text:p>
        </text:list-item>
        <text:list-item>
          <text:p text:style-name="P4">You will now have img files ready.</text:p>
        </text:list-item>
      </text:list>
      <text:h text:style-name="Heading_20_3" text:outline-level="3"><text:bookmark text:name="you-are-unlucky-and-have-br-files-inside"/>You are unlucky and have br files inside. <text:a xlink:type="simple" xlink:href="https://baalajimaestro.me/posts/extract-vendor/#you-are-unlucky-and-have-br-files-inside" text:style-name="Internet_20_link" text:visited-style-name="Visited_20_Internet_20_Link">#</text:a></text:h>
      <text:p text:style-name="Text_20_body">So what? We can still extract them, a bit of more work, but yes we can.</text:p>
      <text:list xml:id="list4150873195" text:style-name="L3">
        <text:list-item>
          <text:p text:style-name="P8">Install brotli from your package manager</text:p>
        </text:list-item>
        <text:list-item>
          <text:p text:style-name="P7">Run the following commands, it will decompress the brotli compression of your images</text:p>
        </text:list-item>
      </text:list>
      <text:p text:style-name="Preformatted_20_Text"><text:span text:style-name="Source_20_Text">brotli --decompress system.new.dat.br</text:span></text:p>
      <text:p text:style-name="P1"><text:span text:style-name="Source_20_Text">brotli --decompress vendor.new.dat.br</text:span></text:p>
      <text:list xml:id="list4163144534" text:style-name="L4">
        <text:list-item>
          <text:p text:style-name="P9">Now we to convert the dat files to img, run these commands on terminal, to convert it</text:p>
        </text:list-item>
      </text:list>
      <text:p text:style-name="Preformatted_20_Text"><text:span text:style-name="Source_20_Text">curl -sLo sdat2img.py https://raw.githubusercontent.com/xpirt/sdat2img/master/sdat2img.py</text:span></text:p>
      <text:p text:style-name="Preformatted_20_Text"><text:span text:style-name="Source_20_Text">python3 sdat2img.py system.transfer.list system.new.dat</text:span></text:p>
      <text:p text:style-name="P1"><text:span text:style-name="Source_20_Text">python3 sdat2img.py vendor.transfer.list vendor.new.dat vendor.img</text:span></text:p>
      <text:list xml:id="list3005801351" text:style-name="L5">
        <text:list-item>
          <text:p text:style-name="P10">Now you would have both the images ready for extracting.</text:p>
        </text:list-item>
      </text:list>
      <text:h text:style-name="Heading_20_3" text:outline-level="3"><text:bookmark text:name="final-step"/>Final Step <text:a xlink:type="simple" xlink:href="https://baalajimaestro.me/posts/extract-vendor/#final-step" text:style-name="Internet_20_link" text:visited-style-name="Visited_20_Internet_20_Link">#</text:a></text:h>
      <text:p text:style-name="Text_20_body">Lets Extract the img files we have!</text:p>
      <text:list xml:id="list1821206452" text:style-name="L6">
        <text:list-item>
          <text:p text:style-name="P11"><text:soft-page-break/>Create folders for extracting.</text:p>
        </text:list-item>
      </text:list>
      <text:p text:style-name="Preformatted_20_Text"><text:span text:style-name="Source_20_Text">mkdir -p system</text:span></text:p>
      <text:p text:style-name="P1"><text:span text:style-name="Source_20_Text">mkdir -p vendor</text:span></text:p>
      <text:list xml:id="list2774314692" text:style-name="L7">
        <text:list-item>
          <text:p text:style-name="P12">Install P7-Zip from your package manager</text:p>
        </text:list-item>
        <text:list-item>
          <text:p text:style-name="P12">Now the extraction.</text:p>
        </text:list-item>
      </text:list>
      <text:p text:style-name="Preformatted_20_Text"><text:span text:style-name="Source_20_Text">7z x system.img -y -osystem</text:span></text:p>
      <text:p text:style-name="P1"><text:span text:style-name="Source_20_Text">7z x vendor.img -y -ovendor</text:span></text:p>
      <text:p text:style-name="Text_20_body">In your folder, there would be two folders system and vendor, with many files now.</text:p>
      <text:h text:style-name="Heading_20_3" text:outline-level="3"><text:bookmark text:name="pulling--blobs"/>Pulling blobs <text:a xlink:type="simple" xlink:href="https://baalajimaestro.me/posts/extract-vendor/#pulling--blobs" text:style-name="Internet_20_link" text:visited-style-name="Visited_20_Internet_20_Link">#</text:a></text:h>
      <text:list xml:id="list1669285247" text:style-name="L8">
        <text:list-item>
          <text:p text:style-name="P13">The work directory which had the system and vendor folders is assumed to be at ~/dump for now.</text:p>
        </text:list-item>
        <text:list-item>
          <text:p text:style-name="P13">cd to the device tree, and run the command</text:p>
        </text:list-item>
      </text:list>
      <text:p text:style-name="P1"><text:span text:style-name="Source_20_Text">bash extract-files.sh ~/dump</text:span></text:p>
      <text:list xml:id="list3205211326" text:style-name="L9">
        <text:list-item>
          <text:p text:style-name="P14">Your vendor blobs would be at <text:span text:style-name="Source_20_Text">vendor/brand/device</text:span></text:p>
        </text:list-item>
      </text:list>
      <text:p text:style-name="P6"><draw:frame draw:style-name="fr1" draw:name="Image1" text:anchor-type="as-char" svg:width="1in" svg:height="1in" draw:z-index="0"><draw:image xlink:href="https://baalajimaestro.me/logo_hu4ddd64698ab4e8019aa4b300acb0b36c_75320_192x192_fill_q75_h2_box_smart1_2.webp" xlink:type="simple" xlink:show="embed" xlink:actuate="onLoad"/><svg:title>baalajimaestro</svg:title></draw:frame></text:p>
      <text:p text:style-name="Standard"/>
      <text:p text:style-name="Standard"/>
      <text:p text:style-name="Standard"/>
      <text:h text:style-name="Heading_20_1" text:outline-level="1">Vendor Blob Extraction (v2)</text:h>
      <text:p text:style-name="P2">·2 mins· </text:p>
      <text:p text:style-name="Text_20_body">This is the updated instructions, and an update-to-date (as of writing) how-to guide for vendor blob extraction</text:p>
      <text:p text:style-name="Text_20_body">Unlike the earlier guide, you won’t need the full rom synced. Huge kudos to the guys at LineageOS for making this possible!</text:p>
      <text:p text:style-name="Text_20_body">What you would need:</text:p>
      <text:list xml:id="list3122140524" text:style-name="L10">
        <text:list-item>
          <text:p text:style-name="P16">Around like 20GB of disk space (just to be safe)</text:p>
        </text:list-item>
        <text:list-item>
          <text:p text:style-name="P16">Dump or OEM zip whichever is available</text:p>
        </text:list-item>
        <text:list-item>
          <text:p text:style-name="P15">A Popular GNU/Linux Distro</text:p>
        </text:list-item>
      </text:list>
      <text:p text:style-name="Text_20_body">Where to search if your zip is dumped already?</text:p>
      <text:p text:style-name="Text_20_body">Go to this link: <text:a xlink:type="simple" xlink:href="https://dumps.tadiphone.dev/dumps" text:style-name="Internet_20_link" text:visited-style-name="Visited_20_Internet_20_Link">https://dumps.tadiphone.dev/dumps</text:a></text:p>
      <text:p text:style-name="Text_20_body"><text:soft-page-break/>Use the search box to search your device name If you find your device repo there, go in, and see its vendor or system build.prop if any prop matches what you need. It’s more of visual exploration for you now.</text:p>
      <text:p text:style-name="Text_20_body">If the build you have is newer/the device is missing, you can request for it to be dumped here: <text:a xlink:type="simple" xlink:href="https://t.me/dumprequests" text:style-name="Internet_20_link" text:visited-style-name="Visited_20_Internet_20_Link">https://t.me/dumprequests</text:a></text:p>
      <text:p text:style-name="Text_20_body">In the meanwhile, you can also dump it yourself, rather than waiting for it to be dumped.</text:p>
      <text:p text:style-name="Text_20_body">Download the concerned OEM zip (like MIUI, OneUI, or whatever)</text:p>
      <text:p text:style-name="Text_20_body">Dumpyara is a universal dumper script compatible with almost all OEM zips</text:p>
      <text:p text:style-name="Preformatted_20_Text"><text:span text:style-name="Source_20_Text">git clone https://github.com/AndroidDumps/dumpyara</text:span></text:p>
      <text:p text:style-name="P1"><text:span text:style-name="Source_20_Text">cd dumpyara</text:span></text:p>
      <text:p text:style-name="Text_20_body">If you have Arch Linux or Ubuntu, then simply run,</text:p>
      <text:p text:style-name="P1"><text:span text:style-name="Source_20_Text">bash setup.sh</text:span></text:p>
      <text:p text:style-name="Text_20_body">else, you have to poke into that script and match accordingly with the deps for your distro.</text:p>
      <text:p text:style-name="Text_20_body">With the setup part done, Let’s get to the dumping part.</text:p>
      <text:p text:style-name="P1"><text:span text:style-name="Source_20_Text">bash dumpyara.sh ./zipname.zip</text:span></text:p>
      <text:p text:style-name="Text_20_body">Let it run for a while, and your dump should be at the <text:span text:style-name="Source_20_Text">working/zipname</text:span> folder of dumpyara</text:p>
      <text:p text:style-name="Text_20_body">Once you have the dump, let’s start to extract from it.</text:p>
      <text:p text:style-name="Preformatted_20_Text"><text:span text:style-name="Source_20_Text">git clone https://github.com/LineageOS/android_tools_extract-utils -b lineage-18.1 android/tools/extract-utils</text:span></text:p>
      <text:p text:style-name="P1"><text:span text:style-name="Source_20_Text">git clone https://github.com/LineageOS/android_prebuilts_extract-tools -b lineage-18.1 android/prebuilts/extract-tools</text:span></text:p>
      <text:p text:style-name="Text_20_body">cd to the android folder and,</text:p>
      <text:p text:style-name="Text_20_body">git clone your dt to the usual path like you would while building, like <text:span text:style-name="Source_20_Text">device/brand/codename</text:span></text:p>
      <text:p text:style-name="Text_20_body">Clone the common tree also, if it exists</text:p>
      <text:p text:style-name="Text_20_body">Check if your extract-files.sh is updated to track <text:span text:style-name="Source_20_Text">tools/extract-utils</text:span>, if it’s not, or the file itself doesn’t exist, you need to get it from GitHub, it’s almost on every tree.</text:p>
      <text:p text:style-name="P1"><text:span text:style-name="Source_20_Text">bash extract-files.sh /path/to/dumpyara/working/zipname/</text:span></text:p>
      <text:p text:style-name="Text_20_body">Wait and watch it do its thing</text:p>
      <text:p text:style-name="Text_20_body">Once that is done, you just need to go to <text:span text:style-name="Source_20_Text">vendor/brand/codename</text:span> and,</text:p>
      <text:p text:style-name="Text_20_body">git init, commit and push it up!</text:p>
      <text:p text:style-name="Text_20_body">This should be done for the common tree also which would be <text:span text:style-name="Source_20_Text">vendor/brand/smxx-common</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4T09:43:16.037180744</meta:creation-date>
    <dc:date>2022-08-04T09:44:52.948735028</dc:date>
    <meta:editing-duration>PT1M37S</meta:editing-duration>
    <meta:editing-cycles>3</meta:editing-cycles>
    <meta:generator>LibreOffice/7.3.5.2$Linux_X86_64 LibreOffice_project/392c644e8a6d1ea0765aa2d613a91bcef808d6ea</meta:generator>
    <meta:document-statistic meta:table-count="0" meta:image-count="1" meta:object-count="0" meta:page-count="3" meta:paragraph-count="77" meta:word-count="729" meta:character-count="4383" meta:non-whitespace-character-count="3749"/>
  </office:meta>
</office:document-meta>
</file>